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DAFO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DAFO.A" style:family="table-column">
      <style:table-column-properties style:column-width="4.251cm" style:rel-column-width="16383*"/>
    </style:style>
    <style:style style:name="DAFO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DAFO.2" style:family="table-row">
      <style:table-row-properties fo:background-color="transparent" fo:keep-together="auto">
        <style:background-image/>
      </style:table-row-properties>
    </style:style>
    <style:style style:name="DAFO.A2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DAFO.B2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DAFO.C2" style:family="table-cell">
      <style:table-cell-properties style:vertical-align="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DAFO.D2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eading_20_1">
      <style:text-properties officeooo:paragraph-rsid="00130d64"/>
    </style:style>
    <style:style style:name="P2" style:family="paragraph" style:parent-style-name="Standard">
      <style:text-properties officeooo:rsid="00130d64" officeooo:paragraph-rsid="00130d64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30d64" officeooo:paragraph-rsid="00130d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1">
      <style:paragraph-properties fo:margin-top="0cm" fo:margin-bottom="0cm" style:contextual-spacing="false"/>
    </style:style>
    <style:style style:name="P6" style:family="paragraph" style:parent-style-name="Text_20_body" style:list-style-name="L12">
      <style:paragraph-properties fo:margin-top="0cm" fo:margin-bottom="0cm" style:contextual-spacing="false"/>
    </style:style>
    <style:style style:name="P7" style:family="paragraph" style:parent-style-name="Text_20_body" style:list-style-name="L12">
      <style:paragraph-properties fo:break-before="page"/>
    </style:style>
    <style:style style:name="P8" style:family="paragraph" style:parent-style-name="Text_20_body" style:list-style-name="L13"/>
    <style:style style:name="P9" style:family="paragraph" style:parent-style-name="Text_20_body" style:list-style-name="L14"/>
    <style:style style:name="P10" style:family="paragraph" style:parent-style-name="Text_20_body" style:list-style-name="L15"/>
    <style:style style:name="P11" style:family="paragraph" style:parent-style-name="Text_20_body" style:list-style-name="L15">
      <style:paragraph-properties fo:margin-top="0cm" fo:margin-bottom="0cm" style:contextual-spacing="false"/>
    </style:style>
    <style:style style:name="P12" style:family="paragraph" style:parent-style-name="Text_20_body" style:list-style-name="L16"/>
    <style:style style:name="P13" style:family="paragraph" style:parent-style-name="Text_20_body" style:list-style-name="L16">
      <style:paragraph-properties fo:margin-top="0cm" fo:margin-bottom="0cm" style:contextual-spacing="false"/>
    </style:style>
    <style:style style:name="P14" style:family="paragraph" style:parent-style-name="Text_20_body" style:list-style-name="L17"/>
    <style:style style:name="P15" style:family="paragraph" style:parent-style-name="Text_20_body" style:list-style-name="L17">
      <style:paragraph-properties fo:margin-top="0cm" fo:margin-bottom="0cm" style:contextual-spacing="false"/>
    </style:style>
    <style:style style:name="P16" style:family="paragraph" style:parent-style-name="Text_20_body" style:list-style-name="L18"/>
    <style:style style:name="P17" style:family="paragraph" style:parent-style-name="Text_20_body" style:list-style-name="L18">
      <style:paragraph-properties fo:margin-top="0cm" fo:margin-bottom="0cm" style:contextual-spacing="false"/>
    </style:style>
    <style:style style:name="P18" style:family="paragraph" style:parent-style-name="Text_20_body" style:list-style-name="L19"/>
    <style:style style:name="P19" style:family="paragraph" style:parent-style-name="Text_20_body" style:list-style-name="L20"/>
    <style:style style:name="P20" style:family="paragraph" style:parent-style-name="Text_20_body" style:list-style-name="L21"/>
    <style:style style:name="P21" style:family="paragraph" style:parent-style-name="Text_20_body" style:list-style-name="L21">
      <style:paragraph-properties fo:margin-top="0cm" fo:margin-bottom="0cm" style:contextual-spacing="false"/>
    </style:style>
    <style:style style:name="P22" style:family="paragraph" style:parent-style-name="Text_20_body" style:list-style-name="L22"/>
    <style:style style:name="P23" style:family="paragraph" style:parent-style-name="Text_20_body" style:list-style-name="L22">
      <style:paragraph-properties fo:margin-top="0cm" fo:margin-bottom="0cm" style:contextual-spacing="false"/>
    </style:style>
    <style:style style:name="P24" style:family="paragraph" style:parent-style-name="Text_20_body" style:list-style-name="L23"/>
    <style:style style:name="P25" style:family="paragraph" style:parent-style-name="Text_20_body" style:list-style-name="L23">
      <style:paragraph-properties fo:margin-top="0cm" fo:margin-bottom="0cm" style:contextual-spacing="false"/>
    </style:style>
    <style:style style:name="P26" style:family="paragraph" style:parent-style-name="Text_20_body" style:list-style-name="L24"/>
    <style:style style:name="P27" style:family="paragraph" style:parent-style-name="Text_20_body" style:list-style-name="L24">
      <style:paragraph-properties fo:margin-top="0cm" fo:margin-bottom="0cm" style:contextual-spacing="false"/>
    </style:style>
    <style:style style:name="P28" style:family="paragraph" style:parent-style-name="Text_20_body" style:list-style-name="L25"/>
    <style:style style:name="P29" style:family="paragraph" style:parent-style-name="Text_20_body" style:list-style-name="L25">
      <style:paragraph-properties fo:margin-top="0cm" fo:margin-bottom="0cm" style:contextual-spacing="false"/>
    </style:style>
    <style:style style:name="P30" style:family="paragraph" style:parent-style-name="Text_20_body" style:list-style-name="L26"/>
    <style:style style:name="P31" style:family="paragraph" style:parent-style-name="Text_20_body" style:list-style-name="L26">
      <style:paragraph-properties fo:margin-top="0cm" fo:margin-bottom="0cm" style:contextual-spacing="false"/>
    </style:style>
    <style:style style:name="P32" style:family="paragraph" style:parent-style-name="Text_20_body" style:list-style-name="L27"/>
    <style:style style:name="P33" style:family="paragraph" style:parent-style-name="Text_20_body" style:list-style-name="L28"/>
    <style:style style:name="P34" style:family="paragraph" style:parent-style-name="Text_20_body" style:list-style-name="L29"/>
    <style:style style:name="P35" style:family="paragraph" style:parent-style-name="Text_20_body" style:list-style-name="L30"/>
    <style:style style:name="P36" style:family="paragraph" style:parent-style-name="Text_20_body" style:list-style-name="L31"/>
    <style:style style:name="P37" style:family="paragraph" style:parent-style-name="Text_20_body" style:list-style-name="L31">
      <style:paragraph-properties fo:margin-top="0cm" fo:margin-bottom="0cm" style:contextual-spacing="false"/>
    </style:style>
    <style:style style:name="P38" style:family="paragraph" style:parent-style-name="Text_20_body" style:list-style-name="L32"/>
    <style:style style:name="P39" style:family="paragraph" style:parent-style-name="Text_20_body" style:list-style-name="L33"/>
    <style:style style:name="P40" style:family="paragraph" style:parent-style-name="Text_20_body" style:list-style-name="L33">
      <style:paragraph-properties fo:margin-top="0cm" fo:margin-bottom="0cm" style:contextual-spacing="false"/>
    </style:style>
    <style:style style:name="P41" style:family="paragraph" style:parent-style-name="Text_20_body" style:list-style-name="">
      <style:paragraph-properties fo:line-height="115%"/>
    </style:style>
    <style:style style:name="P42" style:family="paragraph" style:parent-style-name="Text_20_body">
      <style:text-properties officeooo:paragraph-rsid="001c264f"/>
    </style:style>
    <style:style style:name="T1" style:family="text">
      <style:text-properties officeooo:rsid="00130d64"/>
    </style:style>
    <style:style style:name="T2" style:family="text">
      <style:text-properties officeooo:rsid="0015fa17"/>
    </style:style>
    <style:style style:name="T3" style:family="text">
      <style:text-properties officeooo:rsid="001764f0"/>
    </style:style>
    <style:style style:name="T4" style:family="text">
      <style:text-properties officeooo:rsid="00181a96"/>
    </style:style>
    <style:style style:name="T5" style:family="text">
      <style:text-properties officeooo:rsid="00196ce8"/>
    </style:style>
    <style:style style:name="T6" style:family="text">
      <style:text-properties style:text-line-through-style="none" style:text-line-through-type="none" fo:font-style="italic" style:text-underline-style="solid" style:text-underline-width="auto" style:text-underline-color="font-color" fo:font-weight="bold" officeooo:rsid="00196ce8" style:font-style-asian="italic" style:font-weight-asian="bold" style:font-style-complex="italic" style:font-weight-complex="bold"/>
    </style:style>
    <style:style style:name="T7" style:family="text">
      <style:text-properties officeooo:rsid="001b3c7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MPLIACIÓN DEL RETO: CAMPAÑA DE MARKETING DIGITAL PARA FERIA VALENCIA</text:span></text:h>
      <text:p text:style-name="Horizontal_20_Line"/>
      <text:h text:style-name="Heading_20_2" text:outline-level="2">2. Análisis y Planificación de la Campaña</text:h>
      <text:h text:style-name="Heading_20_3" text:outline-level="3">2.1. Análisis de Requerimientos</text:h>
      <text:list text:style-name="L11">
        <text:list-item>
          <text:p text:style-name="P5"><text:span text:style-name="Strong_20_Emphasis">Público Objetivo:</text:span> <text:span text:style-name="T1">El publico que se orienta este trabajo es para los amantes de el motociclismo o gente joven de 12 a 35 años en general.</text:span></text:p>
        </text:list-item>
      </text:list>
      <text:h text:style-name="Heading_20_3" text:outline-level="3">2.2. Análisis DAFO y Competencia</text:h>
      <text:list text:style-name="L12">
        <text:list-item>
          <text:p text:style-name="P6"><text:span text:style-name="Strong_20_Emphasis">DAFO de la Campaña:</text:span> Identificación de Debilidades, Amenazas, Fortalezas y Oportunidades. </text:p>
        </text:list-item>
      </text:list>
      <table:table table:name="DAFO" table:style-name="DAFO" table:template-name="Elegant">
        <table:table-column table:style-name="DAFO.A" table:number-columns-repeated="4"/>
        <table:table-row>
          <table:table-cell table:style-name="DAFO.A1" office:value-type="string">
            <text:p text:style-name="P3">DEBILIDADES</text:p>
          </table:table-cell>
          <table:table-cell table:style-name="DAFO.A1" office:value-type="string">
            <text:p text:style-name="P3">AMENAZAS</text:p>
          </table:table-cell>
          <table:table-cell table:style-name="DAFO.A1" office:value-type="string">
            <text:p text:style-name="P3">FORTALEZAS</text:p>
          </table:table-cell>
          <table:table-cell table:style-name="DAFO.A1" office:value-type="string">
            <text:p text:style-name="P3">OPORTUNIDADES</text:p>
          </table:table-cell>
        </table:table-row>
        <table:table-row table:style-name="DAFO.2">
          <table:table-cell table:style-name="DAFO.A2" office:value-type="string">
            <text:p text:style-name="P4"><text:span text:style-name="Strong_20_Emphasis">Contraste:</text:span> Botón de llamada a la acción podría destacar más. </text:p>
            <text:p text:style-name="P4"/>
            <text:p text:style-name="P4"><text:span text:style-name="Strong_20_Emphasis">Redes Sociales:</text:span> Enlace de YouTube inactivo y enlaces a redes sociales incorrectos. <text:s/></text:p>
            <text:p text:style-name="P4"/>
            <text:p text:style-name="Text_20_body"><text:span text:style-name="Strong_20_Emphasis">Versión MJML:</text:span> Uso de versión antigua, considerar la más reciente.</text:p>
          </table:table-cell>
          <table:table-cell table:style-name="DAFO.B2" office:value-type="string">
            <text:p text:style-name="Text_20_body"><text:span text:style-name="Strong_20_Emphasis">Saturación del usuario:</text:span> riesgo de que el correo sea ignorado o marcado como spam. </text:p>
            <text:p text:style-name="Text_20_body"><text:span text:style-name="Strong_20_Emphasis">Problemas de compatibilidad:</text:span> Visualización inconsistente del correo en diferentes clientes de correo (especialmente Outlook) o dispositivos. </text:p>
            <text:p text:style-name="Text_20_body"><text:span text:style-name="Strong_20_Emphasis">Ciberseguridad:</text:span> Riesgo de intentos de phishing o suplantación de identidad que dañen la confianza en la marca.</text:p>
          </table:table-cell>
          <table:table-cell table:style-name="DAFO.C2" office:value-type="string">
            <text:p text:style-name="Text_20_body"><text:span text:style-name="Strong_20_Emphasis">Uso de MJML:</text:span> Permite un diseño responsive robusto y optimizado para email. </text:p>
            <text:p text:style-name="P42"><text:span text:style-name="Strong_20_Emphasis">Integración Tecnológica:</text:span> Capacidad para automatizar envíos con AWS EC2, Node.js y bases de datos MySQL.</text:p>
            <text:p text:style-name="P42"><text:s/><text:span text:style-name="Strong_20_Emphasis">Personalización Avanzada:</text:span> Posibilidad de crear correos altamente personalizados usando datos de suscriptores.</text:p>
            <text:p text:style-name="Text_20_body"><text:span text:style-name="Strong_20_Emphasis">Control de Versiones:</text:span> Uso de GitHub para un desarrollo colaborativo y organizado. </text:p>
            <text:p text:style-name="Text_20_body"/>
          </table:table-cell>
          <table:table-cell table:style-name="DAFO.D2" office:value-type="string">
            <text:p text:style-name="P4"><text:span text:style-name="Strong_20_Emphasis">Expansión de Audiencia:</text:span> Utilizar la integración con redes sociales para alcanzar nuevos segmentos y amplificar el mensaje. </text:p>
            <text:p text:style-name="P4"/>
            <text:p text:style-name="P4"><text:span text:style-name="Strong_20_Emphasis">Análisis y Optimización:</text:span> Emplear el feedback del test con usuarios para mejorar continuamente la efectividad de las campañas. </text:p>
            <text:p text:style-name="P4"/>
            <text:p text:style-name="Text_20_body"><text:span text:style-name="Strong_20_Emphasis">Diferenciación:</text:span> Destacar frente a la competencia con un diseño responsive avanzado y una experiencia de usuario cuidada.</text:p>
          </table:table-cell>
        </table:table-row>
      </table:table>
      <text:list text:continue-numbering="true" text:style-name="L12">
        <text:list-header>
          <text:p text:style-name="P6"/>
        </text:list-header>
      </text:list>
      <text:p text:style-name="P41"><text:span text:style-name="Strong_20_Emphasis"/></text:p>
      <text:list text:continue-numbering="true" text:style-name="L12">
        <text:list-item>
          <text:p text:style-name="P7"><text:bookmark-start text:name="__DdeLink__3_2315732101"/><text:bookmark-start text:name="__DdeLink__0_2315732101"/><text:span text:style-name="Strong_20_Emphasis">Análisis de la Competencia:</text:span> <text:bookmark-end text:name="__DdeLink__3_2315732101"/><text:bookmark-end text:name="__DdeLink__0_2315732101"/><text:span text:style-name="T2">He visto unas cuantas new</text:span><text:span text:style-name="T3">s</text:span><text:span text:style-name="T2">let</text:span><text:span text:style-name="T3">t</text:span><text:span text:style-name="T2">ers y la verdad que en cuanto a diseño el resto las he visto mas esteticas y bonitas pero la mia en mi opinion atrae mas la atencion del publico</text:span></text:p>
        </text:list-item>
      </text:list>
      <text:h text:style-name="Heading_20_3" text:outline-level="3">2.3. Objetivos de la Campaña</text:h>
      <text:list text:style-name="L13">
        <text:list-item>
          <text:p text:style-name="P8">Definición de objetivo<text:span text:style-name="T2">s: Que vean la new</text:span><text:span text:style-name="T3">sletter y cuando vean la frase principal de sorteo de motogp que se paren a leer un poco y les den ganas de darle a el boton de participar.</text:span></text:p>
        </text:list-item>
      </text:list>
      <text:p text:style-name="Horizontal_20_Line"/>
      <text:h text:style-name="Heading_20_2" text:outline-level="2">3. Diseño de la Campaña</text:h>
      <text:h text:style-name="Heading_20_3" text:outline-level="3">3.1. Concepto y Creatividad</text:h>
      <text:list text:style-name="L14">
        <text:list-item>
          <text:p text:style-name="P9"><text:span text:style-name="Strong_20_Emphasis">Innovación y Creatividad:</text:span> <text:span text:style-name="T4">Los colores y la manera de llamara la atencion del publico</text:span></text:p>
        </text:list-item>
      </text:list>
      <text:h text:style-name="Heading_20_3" text:outline-level="3">3.2. Mockup (Figma)</text:h>
      <text:list text:style-name="L15">
        <text:list-item>
          <text:p text:style-name="P11"><text:span text:style-name="Strong_20_Emphasis">Representación Visual Previa:</text:span> <text:a xlink:type="simple" xlink:href="https://www.figma.com/design/qV5aoPRPLU5Aln5oiMx71t/Untitled?node-id=1-174&amp;t=vKi3fVcQQPfjvEal-1https://www.figma.com/design/qV5aoPRPLU5Aln5oiMx71t/Untitled?node-id=1-174&amp;t=vKi3fVcQQPfjvEal-1" text:style-name="Internet_20_link" text:visited-style-name="Visited_20_Internet_20_Link"><text:span text:style-name="T6">ENLACE FIGMA</text:span></text:a></text:p>
        </text:list-item>
        <text:list-item>
          <text:p text:style-name="P11"><text:span text:style-name="Strong_20_Emphasis">Justificación del Diseño:</text:span> </text:p>
          <text:list>
            <text:list-item>
              <text:p text:style-name="P11"><text:span text:style-name="Strong_20_Emphasis">Audiencia:</text:span> <text:span text:style-name="T5">Amantes de los vehiculos a dos ruedas y gente joven.</text:span> </text:p>
            </text:list-item>
            <text:list-item>
              <text:p text:style-name="P11"><text:span text:style-name="Strong_20_Emphasis">Motivación:</text:span> <text:span text:style-name="T5">Porque me gusta bastante la competicion de automoviles</text:span>. </text:p>
            </text:list-item>
            <text:list-item>
              <text:p text:style-name="P11"><text:span text:style-name="Strong_20_Emphasis">Elementos Visuales Clave:</text:span> <text:span text:style-name="T5">Las cosas mas relevantes de este codigo seria el color degradado, el boton añadiondole curva con border-radius y tambien el mj-divider para separar contenido</text:span>. </text:p>
            </text:list-item>
            <text:list-item>
              <text:p text:style-name="P10"><text:span text:style-name="Strong_20_Emphasis">Jerarquía Visual:</text:span> <text:span text:style-name="T5">Primero ves el titulo relevante luego pasas a las imagenes despues al texto explicativo y por ultimo al boton de acceso a la web</text:span>. </text:p>
            </text:list-item>
          </text:list>
        </text:list-item>
      </text:list>
      <text:h text:style-name="Heading_20_3" text:outline-level="3">3.3. Diseño Responsive Avanzado con MJML</text:h>
      <text:list text:style-name="L16">
        <text:list-item>
          <text:p text:style-name="P13"><text:bookmark-start text:name="__DdeLink__6_2315732101"/><text:span text:style-name="Strong_20_Emphasis">Implementación de Media Queries:</text:span> Detalle de las 3 media queries utilizadas.<text:bookmark-end text:name="__DdeLink__6_2315732101"/> </text:p>
        </text:list-item>
        <text:list-item>
          <text:p text:style-name="P12"><text:span text:style-name="Strong_20_Emphasis">Personalización por Dispositivo:</text:span> Explicación de cómo el diseño cambia o los elementos se ocultan según el tamaño de la pantalla. </text:p>
        </text:list-item>
      </text:list>
      <text:p text:style-name="Horizontal_20_Line"/>
      <text:h text:style-name="Heading_20_2" text:outline-level="2">4. Test con Usuarios</text:h>
      <text:h text:style-name="Heading_20_3" text:outline-level="3">4.1. Metodología y Selección de Muestra</text:h>
      <text:list text:style-name="L17">
        <text:list-item>
          <text:p text:style-name="P15"><text:span text:style-name="Strong_20_Emphasis">Participantes:</text:span> Descripción de la muestra (al menos 10 personas reales: profesores, compañeros, familiares). </text:p>
        </text:list-item>
        <text:list-item>
          <text:p text:style-name="P14"><text:span text:style-name="Strong_20_Emphasis">Herramienta:</text:span> Indicar la herramienta usada para el formulario (Microsoft Forms, Google Forms o similar). </text:p>
        </text:list-item>
      </text:list>
      <text:h text:style-name="Heading_20_3" text:outline-level="3">4.2. Feedback y Análisis</text:h>
      <text:list text:style-name="L18">
        <text:list-item>
          <text:p text:style-name="P17"><text:span text:style-name="Strong_20_Emphasis">Recogida de Datos:</text:span> Proceso para recolectar las respuestas de la encuesta. </text:p>
        </text:list-item>
        <text:list-item>
          <text:p text:style-name="P16"><text:span text:style-name="Strong_20_Emphasis">Análisis de Resultados:</text:span> Presentación de los resultados de la encuesta, incluyendo gráficos y conclusiones clave. </text:p>
        </text:list-item>
      </text:list>
      <text:h text:style-name="Heading_20_3" text:outline-level="3"><text:soft-page-break/>4.3. Rediseño (si aplica)</text:h>
      <text:list text:style-name="L19">
        <text:list-item>
          <text:p text:style-name="P18"><text:span text:style-name="Strong_20_Emphasis">Iteración del Diseño:</text:span> <text:span text:style-name="T7">He mejorado mas la apariencia en general y tambien le he puesto mas contenido haciendo publicidad a la feria.</text:span></text:p>
        </text:list-item>
      </text:list>
      <text:p text:style-name="Horizontal_20_Line"/>
      <text:h text:style-name="Heading_20_2" text:outline-level="2">5. Desarrollo y Envío de Correos</text:h>
      <text:h text:style-name="Heading_20_3" text:outline-level="3">5.1. Configuración del Entorno</text:h>
      <text:list text:style-name="L20">
        <text:list-item>
          <text:p text:style-name="P19"><text:span text:style-name="Strong_20_Emphasis">Tecnologías:</text:span> AWS EC2, mjml, node.js (javascript). </text:p>
        </text:list-item>
      </text:list>
      <text:h text:style-name="Heading_20_3" text:outline-level="3">5.2. Automatización del Envío</text:h>
      <text:list text:style-name="L21">
        <text:list-item>
          <text:p text:style-name="P21"><text:span text:style-name="Strong_20_Emphasis">Lectura de Datos:</text:span> Proceso para leer datos de clientes. </text:p>
        </text:list-item>
        <text:list-item>
          <text:p text:style-name="P20"><text:span text:style-name="Strong_20_Emphasis">Integración de Envío:</text:span> Descripción de la automatización del envío de correos utilizando Gmail u O365. </text:p>
        </text:list-item>
      </text:list>
      <text:p text:style-name="Horizontal_20_Line"/>
      <text:h text:style-name="Heading_20_2" text:outline-level="2">6. Integración con Redes Sociales</text:h>
      <text:h text:style-name="Heading_20_3" text:outline-level="3">6.1. Estrategias de Integración</text:h>
      <text:list text:style-name="L22">
        <text:list-item>
          <text:p text:style-name="P23"><text:span text:style-name="Strong_20_Emphasis">Compartir Contenido:</text:span> Cómo se compartirá la newsletter como enlace en plataformas como Telegram o LinkedIn. </text:p>
        </text:list-item>
        <text:list-item>
          <text:p text:style-name="P22"><text:span text:style-name="Strong_20_Emphasis">Contenido Visual:</text:span> Descripción de la creación de Reels, carruseles de imágenes, vídeos cortos para TikTok/Reels o capturas para Stories de Instagram, basándose en el contenido del correo. </text:p>
        </text:list-item>
      </text:list>
      <text:p text:style-name="Horizontal_20_Line"/>
      <text:h text:style-name="Heading_20_2" text:outline-level="2">7. Control de Versiones con GitHub</text:h>
      <text:h text:style-name="Heading_20_3" text:outline-level="3">7.1. Configuración del Repositorio</text:h>
      <text:list text:style-name="L23">
        <text:list-item>
          <text:p text:style-name="P25"><text:span text:style-name="Strong_20_Emphasis">Repositorio:</text:span> <text:a xlink:type="simple" xlink:href="https://github.com/alvaro006/practicas_feria.git" text:style-name="Internet_20_link" text:visited-style-name="Visited_20_Internet_20_Link"><text:span text:style-name="T7">ENLACE AL REPOSITORIO DE (Github)</text:span></text:a></text:p>
        </text:list-item>
        <text:list-item>
          <text:p text:style-name="P24"><text:span text:style-name="Strong_20_Emphasis">Integración en VS Code:</text:span> <text:span text:style-name="T7">Utilice la extension de mjml para desarrollar la newsletter</text:span></text:p>
        </text:list-item>
      </text:list>
      <text:h text:style-name="Heading_20_3" text:outline-level="3">7.2. Gestión del Proyecto</text:h>
      <text:list text:style-name="L24">
        <text:list-item>
          <text:p text:style-name="P27"><text:span text:style-name="Strong_20_Emphasis">Commits Regulares:</text:span> <text:a xlink:type="simple" xlink:href="https://github.com/alvaro006/practicas_feria/commits/master/" text:style-name="Internet_20_link" text:visited-style-name="Visited_20_Internet_20_Link"><text:span text:style-name="T7">ENLACE COMMITS DE (Github)</text:span></text:a></text:p>
        </text:list-item>
        <text:list-item>
          <text:p text:style-name="P26"><text:span text:style-name="Strong_20_Emphasis">Uso de Ramas:</text:span> <text:span text:style-name="T7">Estoy utilizando directamente la rama master porque si hay cambios que no me gusta hago un git reset para eliminar el commit o el git commit -amend para modificarlo.</text:span></text:p>
        </text:list-item>
      </text:list>
      <text:p text:style-name="Horizontal_20_Line"/>
      <text:h text:style-name="Heading_20_2" text:outline-level="2"><text:soft-page-break/>8. Gestión de Datos</text:h>
      <text:h text:style-name="Heading_20_3" text:outline-level="3">8.1. Estructura de Datos</text:h>
      <text:list text:style-name="L25">
        <text:list-item>
          <text:p text:style-name="P29"><text:span text:style-name="Strong_20_Emphasis">Lectura de CSV:</text:span> Proceso para leer datos de suscriptores desde un archivo CSV. </text:p>
        </text:list-item>
        <text:list-item>
          <text:p text:style-name="P28"><text:span text:style-name="Strong_20_Emphasis">Base de Datos (MySQL en AWS):</text:span> Configuración y uso. </text:p>
        </text:list-item>
      </text:list>
      <text:h text:style-name="Heading_20_3" text:outline-level="3">8.2. Diseño de Esquema de Base de Datos</text:h>
      <text:list text:style-name="L26">
        <text:list-item>
          <text:p text:style-name="P31"><text:span text:style-name="Strong_20_Emphasis">Descripción de Estructura:</text:span> Justificación de la estructura para el reto seleccionado. </text:p>
        </text:list-item>
        <text:list-item>
          <text:p text:style-name="P31"><text:span text:style-name="Strong_20_Emphasis">Modelado ER:</text:span> Diagrama Entidad-Relación. </text:p>
        </text:list-item>
        <text:list-item>
          <text:p text:style-name="P31"><text:span text:style-name="Strong_20_Emphasis">Normalización a Tablas:</text:span> </text:p>
          <text:list>
            <text:list-item>
              <text:p text:style-name="P31"><text:span text:style-name="Source_20_Text">suscriptores</text:span>: <text:span text:style-name="Source_20_Text">nombre</text:span>, <text:span text:style-name="Source_20_Text">email</text:span>, <text:span text:style-name="Source_20_Text">empresa</text:span>, <text:span text:style-name="Source_20_Text">idioma</text:span>, <text:span text:style-name="Source_20_Text">fecha_registro</text:span>, ... </text:p>
            </text:list-item>
            <text:list-item>
              <text:p text:style-name="P31"><text:span text:style-name="Source_20_Text">historial_envios</text:span>: <text:span text:style-name="Source_20_Text">suscriptor_id</text:span>, <text:span text:style-name="Source_20_Text">fecha_envio</text:span>, <text:span text:style-name="Source_20_Text">asunto</text:span>, <text:span text:style-name="Source_20_Text">estado_envio</text:span>, ... </text:p>
            </text:list-item>
            <text:list-item>
              <text:p text:style-name="P31">Otras tablas consideradas necesarias (ej: <text:span text:style-name="Source_20_Text">newsletter</text:span>, <text:span text:style-name="Source_20_Text">campañas</text:span>, <text:span text:style-name="Source_20_Text">sorteos</text:span>). </text:p>
            </text:list-item>
          </text:list>
        </text:list-item>
        <text:list-item>
          <text:p text:style-name="P31"><text:span text:style-name="Strong_20_Emphasis">Inserción de Datos:</text:span> Detalles de la inserción de datos ficticios o reales para pruebas. </text:p>
        </text:list-item>
        <text:list-item>
          <text:p text:style-name="P30"><text:span text:style-name="Strong_20_Emphasis">Documentación:</text:span> Comentarios y justificaciones en cada paso del diseño de la base de datos. </text:p>
        </text:list-item>
      </text:list>
      <text:p text:style-name="Horizontal_20_Line"/>
      <text:h text:style-name="Heading_20_2" text:outline-level="2">9. Personalización del Correo MJML</text:h>
      <text:h text:style-name="Heading_20_3" text:outline-level="3">9.1. Implementación de Variables</text:h>
      <text:list text:style-name="L27">
        <text:list-item>
          <text:p text:style-name="P32"><text:span text:style-name="Strong_20_Emphasis">Uso de Variables:</text:span> Cómo se utilizan variables (nombre, empresa, idioma, etc.) para personalizar el correo. </text:p>
        </text:list-item>
      </text:list>
      <text:h text:style-name="Heading_20_3" text:outline-level="3">9.2. Impacto de la Personalización</text:h>
      <text:list text:style-name="L28">
        <text:list-item>
          <text:p text:style-name="P33"><text:span text:style-name="Strong_20_Emphasis">Análisis del Test:</text:span> Evaluación del impacto de los correos personalizados vs. genéricos en el test con usuarios. </text:p>
        </text:list-item>
      </text:list>
      <text:p text:style-name="Horizontal_20_Line"/>
      <text:h text:style-name="Heading_20_2" text:outline-level="2">10. Verificación de Compatibilidad con Clientes de Correo</text:h>
      <text:h text:style-name="Heading_20_3" text:outline-level="3">10.1. Pruebas de Compatibilidad</text:h>
      <text:list text:style-name="L29">
        <text:list-item>
          <text:p text:style-name="P34"><text:span text:style-name="Strong_20_Emphasis">Enfoque en Outlook:</text:span> Detalle de las pruebas realizadas para asegurar la correcta visualización en diferentes clientes, con especial atención a Outlook. </text:p>
        </text:list-item>
      </text:list>
      <text:p text:style-name="Horizontal_20_Line"/>
      <text:h text:style-name="Heading_20_2" text:outline-level="2">11. Documentación Final</text:h>
      <text:h text:style-name="Heading_20_3" text:outline-level="3">11.1. Guía de Usuario</text:h>
      <text:list text:style-name="L30">
        <text:list-item>
          <text:p text:style-name="P35"><text:span text:style-name="Strong_20_Emphasis">Instrucciones:</text:span> Cómo modificar, enviar y adaptar la campaña. </text:p>
        </text:list-item>
      </text:list>
      <text:h text:style-name="Heading_20_3" text:outline-level="3"><text:soft-page-break/>11.2. Informe Final del Proyecto</text:h>
      <text:list text:style-name="L31">
        <text:list-item>
          <text:p text:style-name="P37"><text:span text:style-name="Strong_20_Emphasis">Objetivos del Proyecto:</text:span> Resumen de los objetivos iniciales. </text:p>
        </text:list-item>
        <text:list-item>
          <text:p text:style-name="P37"><text:span text:style-name="Strong_20_Emphasis">Análisis y Público Objetivo:</text:span> Recap de las fases de análisis. </text:p>
        </text:list-item>
        <text:list-item>
          <text:p text:style-name="P37"><text:span text:style-name="Strong_20_Emphasis">Diseño y Justificación:</text:span> Descripción del diseño y sus motivos. </text:p>
        </text:list-item>
        <text:list-item>
          <text:p text:style-name="P37"><text:span text:style-name="Strong_20_Emphasis">Solución Técnica:</text:span> Detalle de las herramientas y el desarrollo implementado. </text:p>
        </text:list-item>
        <text:list-item>
          <text:p text:style-name="P37"><text:span text:style-name="Strong_20_Emphasis">Test de Usuarios:</text:span> Resultados de las encuestas, gráficos y feedback. </text:p>
        </text:list-item>
        <text:list-item>
          <text:p text:style-name="P37"><text:span text:style-name="Strong_20_Emphasis">Integración con Redes:</text:span> Descripción de las estrategias y resultados de la integración. </text:p>
        </text:list-item>
        <text:list-item>
          <text:p text:style-name="P36"><text:span text:style-name="Strong_20_Emphasis">Conclusiones y Posibles Mejoras:</text:span> Reflexiones finales y sugerencias para futuras iteraciones. </text:p>
        </text:list-item>
      </text:list>
      <text:p text:style-name="Horizontal_20_Line"/>
      <text:h text:style-name="Heading_20_2" text:outline-level="2">12. Entrega y Defensa del Proyecto</text:h>
      <text:h text:style-name="Heading_20_3" text:outline-level="3">12.1. Plazos de Entrega</text:h>
      <text:list text:style-name="L32">
        <text:list-item>
          <text:p text:style-name="P38"><text:span text:style-name="Strong_20_Emphasis">Entrega Digital:</text:span> GitHub y web de Feria Valencia (hasta el 6 de junio). </text:p>
        </text:list-item>
      </text:list>
      <text:h text:style-name="Heading_20_3" text:outline-level="3">12.2. Presentación (9–10 de junio)</text:h>
      <text:list text:style-name="L33">
        <text:list-item>
          <text:p text:style-name="P40"><text:span text:style-name="Strong_20_Emphasis">Breve Presentación:</text:span> Contenido clave a destacar en los 5 minutos. </text:p>
        </text:list-item>
        <text:list-item>
          <text:p text:style-name="P40"><text:span text:style-name="Strong_20_Emphasis">Demostración Funcional:</text:span> Versión web del correo y envío real. </text:p>
        </text:list-item>
        <text:list-item>
          <text:p text:style-name="P40"><text:span text:style-name="Strong_20_Emphasis">Resultados Test:</text:span> Presentación de los resultados obtenidos con los usuarios. </text:p>
        </text:list-item>
        <text:list-item>
          <text:p text:style-name="P40"><text:span text:style-name="Strong_20_Emphasis">Proceso de Desarrollo:</text:span> Explicación de las herramientas y el flujo de trabajo. </text:p>
        </text:list-item>
        <text:list-item>
          <text:p text:style-name="P39"><text:span text:style-name="Strong_20_Emphasis">Conclusión y Mejoras:</text:span> Cierre del proyecto y futuras propuestas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4:34:34.348742336</meta:creation-date>
    <dc:date>2025-05-23T17:26:52.453770655</dc:date>
    <meta:editing-duration>PT1H28M29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5" meta:paragraph-count="107" meta:word-count="1138" meta:character-count="7309" meta:non-whitespace-character-count="6280"/>
  </office:meta>
</office:document-meta>
</file>